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5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draw:marker-end="Diamond_20_unfilled" draw:marker-end-width="0.4cm" draw:textarea-vertical-align="middle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5.9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cm" fo:min-width="4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0.55cm" fo:min-width="4.3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4.3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6.7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15cm" fo:min-width="6.7cm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0cm" fo:min-width="2.7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28" style:family="graphic" style:parent-style-name="standard">
      <style:graphic-properties draw:fill="solid" draw:fill-color="#ffffff" draw:textarea-horizontal-align="left" draw:textarea-vertical-align="top" draw:auto-grow-height="false" fo:min-height="0cm" fo:min-width="3.1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5.1cm"/>
    </style:style>
    <style:style style:name="gr30" style:family="graphic" style:parent-style-name="standard">
      <style:graphic-properties draw:fill="solid" draw:fill-color="#ffffff" draw:textarea-horizontal-align="left" draw:textarea-vertical-align="top" draw:auto-grow-height="false" fo:min-height="0.55cm" fo:min-width="5.1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0cm" fo:min-width="5.1cm"/>
    </style:style>
    <style:style style:name="gr32" style:family="graphic" style:parent-style-name="objectwithoutfill">
      <style:graphic-properties svg:stroke-color="#3465a4" draw:marker-end="Triangle_20_unfilled" draw:marker-end-width="0.4cm" draw:fill="none" draw:textarea-vertical-align="middle"/>
    </style:style>
    <style:style style:name="gr33" style:family="graphic" style:parent-style-name="standard">
      <style:graphic-properties draw:fill="solid" draw:fill-color="#ffffff" draw:textarea-horizontal-align="left" draw:textarea-vertical-align="top" draw:auto-grow-height="false" fo:min-height="1.15cm" fo:min-width="4.3cm"/>
    </style:style>
    <style:style style:name="gr34" style:family="graphic" style:parent-style-name="standard">
      <style:graphic-properties draw:fill="solid" draw:fill-color="#ffffff" draw:textarea-horizontal-align="left" draw:textarea-vertical-align="top" draw:auto-grow-height="false" fo:min-height="0.55cm" fo:min-width="5.9cm"/>
    </style:style>
    <style:style style:name="gr35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36" style:family="graphic" style:parent-style-name="standard">
      <style:graphic-properties draw:fill="solid" draw:fill-color="#ffffff" draw:textarea-horizontal-align="left" draw:textarea-vertical-align="top" draw:auto-grow-height="false" fo:min-height="2.55cm" fo:min-width="5.9cm"/>
    </style:style>
    <style:style style:name="gr37" style:family="graphic" style:parent-style-name="standard">
      <style:graphic-properties draw:fill="solid" draw:fill-color="#ffffff" draw:textarea-horizontal-align="left" draw:textarea-vertical-align="top" draw:auto-grow-height="false" fo:min-height="0.55cm" fo:min-width="6.7cm"/>
    </style:style>
    <style:style style:name="gr38" style:family="graphic" style:parent-style-name="standard">
      <style:graphic-properties draw:fill="solid" draw:fill-color="#ffffff" draw:textarea-horizontal-align="left" draw:textarea-vertical-align="top" draw:auto-grow-height="false" fo:min-height="1.15cm" fo:min-width="6.7cm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40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LiberationSans" style:font-size-asian="12pt" style:font-style-asian="normal" style:font-weight-asian="normal" style:font-name-complex="Liberation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6cm" svg:height="0.8cm" svg:x="2.2cm" svg:y="4.4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2.2cm" svg:y="5.2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cm" svg:height="0.2cm" svg:x="2.2cm" svg:y="7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1.6cm" svg:y="10.4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1.6cm" svg:y="11.2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1.6cm" svg:y="13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5.2cm" svg:y1="10.4cm" svg:x2="5.2cm" svg:y2="7.2cm" draw:start-shape="id1" draw:end-shape="id2" draw:end-glue-point="2" svg:d="M5200 10400v-3200" svg:viewBox="0 0 1 3201">
          <text:p/>
        </draw:connector>
        <draw:connector draw:style-name="gr8" draw:layer="layout" svg:x1="8.8cm" svg:y1="11.8cm" svg:x2="8.2cm" svg:y2="5.8cm" draw:start-shape="id1" draw:start-glue-point="1" draw:end-shape="id2" svg:d="M8800 11800h501v-6000h-1101" svg:viewBox="0 0 1102 6001">
          <text:p/>
        </draw:connector>
        <draw:frame draw:style-name="gr9" draw:layer="layout" svg:width="1.518cm" svg:height="0.747cm" svg:x="7.8cm" svg:y="8.453cm">
          <draw:text-box>
            <text:p>Gère</text:p>
          </draw:text-box>
        </draw:frame>
        <draw:frame draw:style-name="gr10" draw:layer="layout" svg:width="3.402cm" svg:height="0.747cm" svg:x="1.8cm" svg:y="8.453cm">
          <draw:text-box>
            <text:p>Travaille dans</text:p>
          </draw:text-box>
        </draw:frame>
        <draw:frame draw:style-name="gr11" draw:layer="layout" svg:width="0.773cm" svg:height="0.747cm" svg:x="8.227cm" svg:y="5.052cm">
          <draw:text-box>
            <text:p>1</text:p>
          </draw:text-box>
        </draw:frame>
        <draw:frame draw:style-name="gr11" draw:layer="layout" svg:width="0.773cm" svg:height="0.747cm" svg:x="8.8cm" svg:y="11.8cm">
          <draw:text-box>
            <text:p>1</text:p>
          </draw:text-box>
        </draw:frame>
        <draw:frame draw:style-name="gr11" draw:layer="layout" svg:width="0.773cm" svg:height="0.747cm" svg:x="5.2cm" svg:y="7.253cm">
          <draw:text-box>
            <text:p>1</text:p>
          </draw:text-box>
        </draw:frame>
        <draw:frame draw:style-name="gr12" draw:layer="layout" svg:width="0.714cm" svg:height="0.747cm" svg:x="5.2cm" svg:y="9.653cm">
          <draw:text-box>
            <text:p>*</text:p>
          </draw:text-box>
        </draw:frame>
        <draw:g xml:id="id17" draw:id="id17">
          <draw:custom-shape draw:style-name="gr13" draw:text-style-name="P1" draw:layer="layout" svg:width="3.2cm" svg:height="1.2cm" svg:x="32.6cm" svg:y="2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3.2cm" svg:height="1cm" svg:x="29.4cm" svg:y="27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6.4cm" svg:height="1.2cm" svg:x="29.4cm" svg:y="24.4cm">
            <text:p text:style-name="P1">« abstract »</text:p>
            <text:p text:style-name="P1">Property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6.4cm" svg:height="2.4cm" svg:x="29.4cm" svg:y="25.6cm">
            <text:p text:style-name="P2"><text:span text:style-name="T1">+ ID : Integer</text:span></text:p>
            <text:p text:style-name="P2"><text:span text:style-name="T1">+ Status : Status</text:span></text:p>
            <text:p text:style-name="P2"><text:span text:style-name="T1">+ SubmissionDate : Date</text:span></text:p>
            <text:p text:style-name="P2"><text:span text:style-name="T1">+ Rateable : Mone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4cm" svg:height="0.2cm" svg:x="29.4cm" svg:y="28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" xml:id="id25" draw:id="id25" draw:layer="layout" svg:width="4.8cm" svg:height="1.2cm" svg:x="8.1cm" svg:y="29.8cm">
          <text:p text:style-name="P1">« abstract »</text:p>
          <text:p text:style-name="P1">Habitation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8cm" svg:height="0.2cm" svg:x="8.1cm" svg:y="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7" draw:id="id7" draw:layer="layout" svg:width="4.8cm" svg:height="0.2cm" svg:x="8.1cm" svg:y="31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24" draw:id="id24" draw:layer="layout" svg:width="4.8cm" svg:height="1.2cm" svg:x="17cm" svg:y="29.8cm">
          <text:p text:style-name="P1">« abstract »</text:p>
          <text:p text:style-name="P1">CommercialProperty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8cm" svg:height="0.2cm" svg:x="17cm" svg:y="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2" draw:id="id22" draw:layer="layout" svg:width="4.8cm" svg:height="0.2cm" svg:x="17cm" svg:y="31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4.8cm" svg:height="0.8cm" svg:x="12.6cm" svg:y="35.4cm">
          <text:p text:style-name="P1">Terrain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8cm" svg:height="0.8cm" svg:x="12.6cm" svg:y="36.2cm">
          <text:p text:style-name="P2"><text:span text:style-name="T1">+ Size : Dou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8cm" svg:height="0.2cm" svg:x="12.6cm" svg:y="37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1" xml:id="id6" draw:id="id6" draw:layer="layout" svg:width="7.2cm" svg:height="1.2cm" svg:x="3cm" svg:y="33cm">
          <text:p text:style-name="P1">« abstract »</text:p>
          <text:p text:style-name="P1">ApartHouse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2cm" svg:height="2.4cm" svg:x="3cm" svg:y="34.2cm">
          <text:p text:style-name="P2"><text:span text:style-name="T1">+ Bedrooms : Integer</text:span></text:p>
          <text:p text:style-name="P2"><text:span text:style-name="T1">+ Garages : Integer</text:span></text:p>
          <text:p text:style-name="P2"><text:span text:style-name="T1">+ EquippedKitchen : Boolean</text:span></text:p>
          <text:p text:style-name="P2"><text:span text:style-name="T1">+ GardenArea : Doubl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7.2cm" svg:height="0.2cm" svg:x="3cm" svg:y="36.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5" draw:text-style-name="P1" xml:id="id8" draw:id="id8" draw:layer="layout" svg:width="3.2cm" svg:height="0.8cm" svg:x="11cm" svg:y="33cm">
          <text:p text:style-name="P1">Studio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11cm" svg:y="33.8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11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3" draw:id="id3" draw:layer="layout" svg:width="3.6cm" svg:height="0.8cm" svg:x="3cm" svg:y="38.6cm">
          <text:p text:style-name="P1">Apartment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6cm" svg:height="0.2cm" svg:x="3cm" svg:y="39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6cm" svg:height="0.2cm" svg:x="3cm" svg:y="39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5" draw:id="id5" draw:layer="layout" svg:width="5.6cm" svg:height="0.8cm" svg:x="7.4cm" svg:y="38.6cm">
          <text:p text:style-name="P1">House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6cm" svg:height="0.8cm" svg:x="7.4cm" svg:y="39.4cm">
          <text:p text:style-name="P2"><text:span text:style-name="T1">+ Floors : Integer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6cm" svg:height="0.2cm" svg:x="7.4cm" svg:y="40.2cm">
          <text:p/>
          <draw:enhanced-geometry svg:viewBox="0 0 21600 21600" draw:type="rectangle" draw:enhanced-path="M 0 0 L 21600 0 21600 21600 0 21600 0 0 Z N"/>
        </draw:custom-shape>
        <draw:connector draw:style-name="gr32" draw:layer="layout" svg:x1="4.8cm" svg:y1="38.6cm" svg:x2="6.6cm" svg:y2="36.8cm" draw:start-shape="id3" draw:start-glue-point="0" draw:end-shape="id4" draw:end-glue-point="2" svg:d="M4800 38600v-900h1800v-900" svg:viewBox="0 0 1801 1801">
          <text:p/>
        </draw:connector>
        <draw:connector draw:style-name="gr32" draw:layer="layout" svg:x1="10.2cm" svg:y1="38.6cm" svg:x2="6.6cm" svg:y2="36.8cm" draw:start-shape="id5" draw:start-glue-point="0" draw:end-shape="id4" draw:end-glue-point="2" svg:d="M10200 38600v-900h-3600v-900" svg:viewBox="0 0 3601 1801">
          <text:p/>
        </draw:connector>
        <draw:connector draw:style-name="gr32" draw:layer="layout" svg:x1="6.6cm" svg:y1="33cm" svg:x2="10.5cm" svg:y2="31.4cm" draw:start-shape="id6" draw:start-glue-point="0" draw:end-shape="id7" draw:end-glue-point="2" svg:d="M6600 33000v-800h3900v-800" svg:viewBox="0 0 3901 1601">
          <text:p/>
        </draw:connector>
        <draw:connector draw:style-name="gr32" draw:layer="layout" svg:x1="12.6cm" svg:y1="33cm" svg:x2="10.5cm" svg:y2="31.4cm" draw:start-shape="id8" draw:start-glue-point="0" draw:end-shape="id7" svg:d="M12600 33000v-800h-2100v-800" svg:viewBox="0 0 2101 1601">
          <text:p/>
        </draw:connector>
        <draw:connector draw:style-name="gr32" draw:layer="layout" svg:x1="46.2cm" svg:y1="37.8cm" svg:x2="46.2cm" svg:y2="36.2cm" draw:start-shape="id9" draw:start-glue-point="0" draw:end-shape="id10" draw:end-glue-point="2" svg:d="M46200 37800v-1600" svg:viewBox="0 0 1 1601">
          <text:p/>
        </draw:connector>
        <draw:connector draw:style-name="gr32" draw:layer="layout" draw:line-skew="-2.7cm" svg:x1="34.2cm" svg:y1="39.4cm" svg:x2="38.6cm" svg:y2="32cm" draw:start-shape="id11" draw:start-glue-point="0" draw:end-shape="id12" draw:end-glue-point="2" svg:d="M34200 39400v-6400h4400v-1000" svg:viewBox="0 0 4401 7401">
          <text:p/>
        </draw:connector>
        <draw:connector draw:style-name="gr32" draw:layer="layout" draw:line-skew="0.1cm" svg:x1="46.2cm" svg:y1="33.8cm" svg:x2="38.6cm" svg:y2="32cm" draw:start-shape="id13" draw:end-shape="id12" draw:end-glue-point="2" svg:d="M46200 33800v-800h-7600v-1000" svg:viewBox="0 0 7601 1801">
          <text:p/>
        </draw:connector>
        <draw:connector draw:style-name="gr32" draw:layer="layout" svg:x1="38.6cm" svg:y1="33.8cm" svg:x2="38.6cm" svg:y2="32cm" draw:start-shape="id14" draw:start-glue-point="0" draw:end-shape="id12" draw:end-glue-point="2" svg:d="M38600 33800v-1800" svg:viewBox="0 0 1 1801">
          <text:p/>
        </draw:connector>
        <draw:connector draw:style-name="gr32" draw:layer="layout" draw:line-skew="0.1cm" svg:x1="30.2cm" svg:y1="33.8cm" svg:x2="38.6cm" svg:y2="32cm" draw:start-shape="id15" draw:end-shape="id12" draw:end-glue-point="2" svg:d="M30200 33800v-800h8400v-1000" svg:viewBox="0 0 8401 1801">
          <text:p/>
        </draw:connector>
        <draw:connector draw:style-name="gr32" draw:layer="layout" svg:x1="38.6cm" svg:y1="29.8cm" svg:x2="32.6cm" svg:y2="28.2cm" draw:start-shape="id16" draw:start-glue-point="0" draw:end-shape="id17" draw:end-glue-point="2" svg:d="M38600 29800v-800h-6000v-800" svg:viewBox="0 0 6001 1601">
          <text:p/>
        </draw:connector>
        <draw:connector draw:style-name="gr32" draw:layer="layout" svg:x1="24.2cm" svg:y1="37.4cm" svg:x2="22.2cm" svg:y2="35.8cm" draw:start-shape="id18" draw:start-glue-point="0" draw:end-shape="id19" draw:end-glue-point="2" svg:d="M24200 37400v-800h-2000v-800" svg:viewBox="0 0 2001 1601">
          <text:p/>
        </draw:connector>
        <draw:connector draw:style-name="gr32" draw:layer="layout" svg:x1="20.2cm" svg:y1="37.4cm" svg:x2="22.2cm" svg:y2="35.8cm" draw:start-shape="id20" draw:start-glue-point="0" draw:end-shape="id19" draw:end-glue-point="2" svg:d="M20200 37400v-800h2000v-800" svg:viewBox="0 0 2001 1601">
          <text:p/>
        </draw:connector>
        <draw:connector draw:style-name="gr32" draw:layer="layout" svg:x1="22.2cm" svg:y1="33cm" svg:x2="19.4cm" svg:y2="31.4cm" draw:start-shape="id21" draw:start-glue-point="0" draw:end-shape="id22" draw:end-glue-point="2" svg:d="M22200 33000v-800h-2800v-800" svg:viewBox="0 0 2801 1601">
          <text:p/>
        </draw:connector>
        <draw:connector draw:style-name="gr32" draw:layer="layout" svg:x1="17.4cm" svg:y1="33cm" svg:x2="19.4cm" svg:y2="31.4cm" draw:start-shape="id23" draw:start-glue-point="0" draw:end-shape="id22" svg:d="M17400 33000v-800h2000v-800" svg:viewBox="0 0 2001 1601">
          <text:p/>
        </draw:connector>
        <draw:connector draw:style-name="gr32" draw:layer="layout" svg:x1="19.4cm" svg:y1="29.8cm" svg:x2="32.6cm" svg:y2="28.2cm" draw:start-shape="id24" draw:start-glue-point="0" draw:end-shape="id17" draw:end-glue-point="2" svg:d="M19400 29800v-800h13200v-800" svg:viewBox="0 0 13201 1601">
          <text:p/>
        </draw:connector>
        <draw:connector draw:style-name="gr32" draw:layer="layout" svg:x1="10.5cm" svg:y1="29.8cm" svg:x2="32.6cm" svg:y2="28.2cm" draw:start-shape="id25" draw:start-glue-point="0" draw:end-shape="id17" draw:end-glue-point="2" svg:d="M10500 29800v-800h22100v-800" svg:viewBox="0 0 22101 1601">
          <text:p/>
        </draw:connector>
        <draw:connector draw:style-name="gr32" draw:layer="layout" draw:line-skew="-2.8cm" svg:x1="15cm" svg:y1="35.4cm" svg:x2="32.6cm" svg:y2="28.2cm" draw:start-shape="id26" draw:end-shape="id17" draw:end-glue-point="2" svg:d="M15000 35400v-6400h17600v-800" svg:viewBox="0 0 17601 7201">
          <text:p/>
        </draw:connector>
        <draw:custom-shape draw:style-name="gr25" draw:text-style-name="P1" xml:id="id23" draw:id="id23" draw:layer="layout" svg:width="3.2cm" svg:height="0.8cm" svg:x="15.8cm" svg:y="33cm">
          <text:p text:style-name="P1">Warehouse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15.8cm" svg:y="33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15.8cm" svg:y="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18" draw:id="id18" draw:layer="layout" svg:width="3.2cm" svg:height="0.8cm" svg:x="22.6cm" svg:y="37.4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22.6cm" svg:y="38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22.6cm" svg:y="38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0" draw:id="id20" draw:layer="layout" svg:width="3.2cm" svg:height="0.8cm" svg:x="18.6cm" svg:y="37.4cm">
          <text:p text:style-name="P1">Office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18.6cm" svg:y="38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2cm" svg:x="18.6cm" svg:y="38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21" draw:id="id21" draw:layer="layout" svg:width="4.8cm" svg:height="1.2cm" svg:x="19.8cm" svg:y="33cm">
          <text:p text:style-name="P1">« abstract »</text:p>
          <text:p text:style-name="P1">StoreOffice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8cm" svg:height="1.4cm" svg:x="19.8cm" svg:y="34.2cm">
          <text:p text:style-name="P2"><text:span text:style-name="T1">+ Size : Double</text:span></text:p>
          <text:p text:style-name="P2"><text:span text:style-name="T1">+ Rooms : 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9" draw:id="id19" draw:layer="layout" svg:width="4.8cm" svg:height="0.2cm" svg:x="19.8cm" svg:y="35.6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15" draw:text-style-name="P1" xml:id="id16" draw:id="id16" draw:layer="layout" svg:width="6.4cm" svg:height="1.2cm" svg:x="35.4cm" svg:y="29.8cm">
            <text:p text:style-name="P1">« abstract »</text:p>
            <text:p text:style-name="P1">Decorator</text:p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6.4cm" svg:height="0.8cm" svg:x="35.4cm" svg:y="31cm">
            <text:p text:style-name="P3"># Property : Property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4cm" svg:height="0.2cm" svg:x="35.4cm" svg:y="31.8cm">
            <text:p text:style-name="P3"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" xml:id="id15" draw:id="id15" draw:layer="layout" svg:width="6.4cm" svg:height="0.8cm" svg:x="27cm" svg:y="33.8cm">
          <text:p text:style-name="P1">ForRent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6.4cm" svg:height="2.8cm" svg:x="27cm" svg:y="34.6cm">
          <text:p text:style-name="P2"><text:span text:style-name="T1">+ Deposit : Money</text:span></text:p>
          <text:p text:style-name="P2"><text:span text:style-name="T1">+ Rent : Money</text:span></text:p>
          <text:p text:style-name="P2"><text:span text:style-name="T1">+ Loads : Money</text:span></text:p>
          <text:p><text:span text:style-name="T1">+ L</text:span><text:span text:style-name="T2">ease</text:span><text:span text:style-name="T1"> : String</text:span></text:p>
          <text:p><text:span text:style-name="T1">+ Garnish : String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6.4cm" svg:height="0.8cm" svg:x="27cm" svg:y="37.4cm">
          <text:p text:style-name="P3">+ ForRent(P : Property)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7.2cm" svg:height="0.8cm" svg:x="30.6cm" svg:y="39.4cm">
          <text:p text:style-name="P1">Descriptive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7.2cm" svg:height="0.8cm" svg:x="30.6cm" svg:y="40.2cm">
          <text:p text:style-name="P2"><text:span text:style-name="T1">+ Description : Str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7.2cm" svg:height="0.8cm" svg:x="30.6cm" svg:y="41cm">
          <text:p text:style-name="P3">+ Descriptive(P : Property)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7.2cm" svg:height="0.8cm" svg:x="35cm" svg:y="33.8cm">
          <text:p text:style-name="P1">InBuilding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7.2cm" svg:height="1.4cm" svg:x="35cm" svg:y="34.6cm">
          <text:p text:style-name="P2"><text:span text:style-name="T1">+ Floor : String</text:span></text:p>
          <text:p text:style-name="P2"><text:span text:style-name="T1">+ Elevator : Boolean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7.2cm" svg:height="0.8cm" svg:x="35cm" svg:y="36cm">
          <text:p text:style-name="P3">+ InBuilding(P : Property)</text:p>
          <draw:enhanced-geometry svg:viewBox="0 0 21600 21600" draw:type="rectangle" draw:enhanced-path="M 0 0 L 21600 0 21600 21600 0 21600 0 0 Z N"/>
        </draw:custom-shape>
        <draw:custom-shape draw:style-name="gr35" draw:text-style-name="P1" xml:id="id13" draw:id="id13" draw:layer="layout" svg:width="6.4cm" svg:height="0.8cm" svg:x="43cm" svg:y="33.8cm">
          <text:p text:style-name="P1">ForSale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6.4cm" svg:height="0.8cm" svg:x="43cm" svg:y="34.6cm">
          <text:p text:style-name="P2"><text:span text:style-name="T1">+ Price : Money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10" draw:id="id10" draw:layer="layout" svg:width="6.4cm" svg:height="0.8cm" svg:x="43cm" svg:y="35.4cm">
          <text:p text:style-name="P3">+ ForSale(P : Property)</text:p>
          <draw:enhanced-geometry svg:viewBox="0 0 21600 21600" draw:type="rectangle" draw:enhanced-path="M 0 0 L 21600 0 21600 21600 0 21600 0 0 Z N"/>
        </draw:custom-shape>
        <draw:custom-shape draw:style-name="gr39" draw:text-style-name="P1" xml:id="id9" draw:id="id9" draw:layer="layout" svg:width="8.8cm" svg:height="0.8cm" svg:x="41.8cm" svg:y="37.8cm">
          <text:p text:style-name="P1">ForSaleHabitStore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8.8cm" svg:height="0.8cm" svg:x="41.8cm" svg:y="38.6cm">
          <text:p text:style-name="P2"><text:span text:style-name="T1">+ State : String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8.8cm" svg:height="0.8cm" svg:x="41.8cm" svg:y="39.4cm">
          <text:p text:style-name="P3">+ ForSaleHabitStore(P : Property)</text:p>
          <draw:enhanced-geometry svg:viewBox="0 0 21600 21600" draw:type="rectangle" draw:enhanced-path="M 0 0 L 21600 0 21600 21600 0 21600 0 0 Z N"/>
        </draw:custom-shape>
        <draw:connector draw:style-name="gr7" draw:layer="layout" draw:line-skew="0.699cm" svg:x1="35.8cm" svg:y1="26.3cm" svg:x2="41.8cm" svg:y2="30.9cm" draw:start-shape="id17" draw:start-glue-point="1" draw:end-shape="id12" draw:end-glue-point="1" svg:d="M35800 26300h7200v4600h-1200" svg:viewBox="0 0 7201 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" svg:font-family="Liberation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1H14M18S</meta:editing-duration>
    <meta:editing-cycles>8</meta:editing-cycles>
    <meta:generator>LibreOffice/4.3.5.2$Windows_x86 LibreOffice_project/3a87456aaa6a95c63eea1c1b3201acedf0751bd5</meta:generator>
    <dc:date>2015-01-20T19:15:35.312000000</dc:date>
    <meta:document-statistic meta:object-count="92"/>
    <meta:template xlink:type="simple" xlink:actuate="onRequest" xlink:title="Diagramme" xlink:href="../../../../../../AppData/Roaming/LibreOffice/4/user/template/Diagramme.otg" meta:date="2015-01-19T18:30:28.143000000"/>
  </office:meta>
</office:document-meta>
</file>